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d9d" officeooo:paragraph-rsid="001e4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x issue where you are automatically logged out on page refr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8T01:22:56.643000000</meta:creation-date>
    <dc:date>2023-02-08T03:01:21.722000000</dc:date>
    <meta:editing-duration>PT1H28M15S</meta:editing-duration>
    <meta:editing-cycles>1</meta:editing-cycles>
    <meta:document-statistic meta:table-count="0" meta:image-count="0" meta:object-count="0" meta:page-count="1" meta:paragraph-count="1" meta:word-count="12" meta:character-count="68" meta:non-whitespace-character-count="57"/>
    <meta:generator>LibreOffice/6.3.4.2$Windows_X86_64 LibreOffice_project/60da17e045e08f1793c57c00ba83cdfce946d0aa</meta:generator>
  </office:meta>
</office:document-meta>
</file>